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size="18pt" fo:font-weight="bold" officeooo:rsid="000972f9" officeooo:paragraph-rsid="000972f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22pt" fo:font-weight="bold" officeooo:rsid="000972f9" officeooo:paragraph-rsid="000972f9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2pt" fo:font-weight="normal" officeooo:rsid="000972f9" officeooo:paragraph-rsid="000972f9" style:font-size-asian="12pt" style:font-weight-asian="normal" style:font-size-complex="12pt" style:font-weight-complex="normal"/>
    </style:style>
    <style:style style:name="P4" style:family="paragraph" style:parent-style-name="Standard" style:list-style-name="L4">
      <style:text-properties fo:font-size="12pt" fo:font-weight="normal" officeooo:rsid="000972f9" officeooo:paragraph-rsid="000972f9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text-properties fo:font-size="12pt" fo:font-weight="normal" officeooo:rsid="000972f9" officeooo:paragraph-rsid="000972f9" style:font-size-asian="12pt" style:font-weight-asian="normal" style:font-size-complex="12pt" style:font-weight-complex="normal"/>
    </style:style>
    <style:style style:name="P6" style:family="paragraph" style:parent-style-name="Standard" style:list-style-name="L6">
      <style:text-properties fo:font-size="12pt" fo:font-weight="normal" officeooo:rsid="000972f9" officeooo:paragraph-rsid="000972f9" style:font-size-asian="12pt" style:font-weight-asian="normal" style:font-size-complex="12pt" style:font-weight-complex="normal"/>
    </style:style>
    <style:style style:name="P7" style:family="paragraph" style:parent-style-name="Standard" style:list-style-name="L7">
      <style:text-properties fo:font-size="12pt" fo:font-weight="normal" officeooo:rsid="000972f9" officeooo:paragraph-rsid="000972f9" style:font-size-asian="12pt" style:font-weight-asian="normal" style:font-size-complex="12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>
      <style:text-properties fo:font-size="22pt" fo:font-weight="bold" officeooo:rsid="000972f9" officeooo:paragraph-rsid="000972f9" style:font-size-asian="22pt" style:font-weight-asian="bold" style:font-size-complex="22pt" style:font-weight-complex="bold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end</text:p>
      <text:p text:style-name="P2"/>
      <text:h text:style-name="P1" text:outline-level="4">Frontend (React)</text:h>
      <text:list xml:id="list1285982691" text:style-name="L1">
        <text:list-item>
          <text:p text:style-name="P9"><text:span text:style-name="Strong_20_Emphasis">Components</text:span>: React components are the building blocks of the user interface. They are responsible for rendering the UI and handling user interactions.</text:p>
        </text:list-item>
        <text:list-item>
          <text:p text:style-name="P9"><text:span text:style-name="Strong_20_Emphasis">Routing</text:span>: React Router is used for client-side routing to navigate between different pages or views in the application without reloading the page.</text:p>
        </text:list-item>
        <text:list-item>
          <text:p text:style-name="P8"><text:span text:style-name="Strong_20_Emphasis">HTTP Requests</text:span>: Axios or the Fetch API is used to make HTTP requests to the backend server.</text:p>
        </text:list-item>
      </text:list>
      <text:p text:style-name="P14"><text:span text:style-name="Strong_20_Emphasis"><text:span text:style-name="T1">Applications and Tools</text:span></text:span><text:span text:style-name="T1">:</text:span></text:p>
      <text:list xml:id="list234482925" text:style-name="L2">
        <text:list-item>
          <text:p text:style-name="P11">Node.js (v18.x or later)</text:p>
        </text:list-item>
        <text:list-item>
          <text:p text:style-name="P10">npm (v9.x or later, bundled with Node.js)</text:p>
        </text:list-item>
      </text:list>
      <text:p text:style-name="Text_20_body"><text:span text:style-name="Strong_20_Emphasis"><text:span text:style-name="T1">Libraries and Dependencies</text:span></text:span><text:span text:style-name="T1"> (specified in </text:span><text:span text:style-name="Source_20_Text"><text:span text:style-name="T1">package.json</text:span></text:span><text:span text:style-name="T1">):</text:span></text:p>
      <text:list xml:id="list3210856772" text:style-name="L3">
        <text:list-item>
          <text:p text:style-name="P13"><text:span text:style-name="Source_20_Text">@react-oauth/google</text:span>: <text:span text:style-name="Source_20_Text">^0.12.1</text:span></text:p>
        </text:list-item>
        <text:list-item>
          <text:p text:style-name="P13"><text:span text:style-name="Source_20_Text">@testing-library/jest-dom</text:span>: <text:span text:style-name="Source_20_Text">^5.17.0</text:span></text:p>
        </text:list-item>
        <text:list-item>
          <text:p text:style-name="P13"><text:span text:style-name="Source_20_Text">@testing-library/react</text:span>: <text:span text:style-name="Source_20_Text">^13.4.0</text:span></text:p>
        </text:list-item>
        <text:list-item>
          <text:p text:style-name="P13"><text:span text:style-name="Source_20_Text">@testing-library/user-event</text:span>: <text:span text:style-name="Source_20_Text">^13.5.0</text:span></text:p>
        </text:list-item>
        <text:list-item>
          <text:p text:style-name="P13"><text:span text:style-name="Source_20_Text">axios</text:span>: <text:span text:style-name="Source_20_Text">^1.7.2</text:span></text:p>
        </text:list-item>
        <text:list-item>
          <text:p text:style-name="P13"><text:span text:style-name="Source_20_Text">react</text:span>: <text:span text:style-name="Source_20_Text">^18.3.1</text:span></text:p>
        </text:list-item>
        <text:list-item>
          <text:p text:style-name="P13"><text:span text:style-name="Source_20_Text">react-dom</text:span>: <text:span text:style-name="Source_20_Text">^18.3.1</text:span></text:p>
        </text:list-item>
        <text:list-item>
          <text:p text:style-name="P13"><text:span text:style-name="Source_20_Text">react-router-dom</text:span>: <text:span text:style-name="Source_20_Text">^6.24.1</text:span></text:p>
        </text:list-item>
        <text:list-item>
          <text:p text:style-name="P13"><text:span text:style-name="Source_20_Text">react-scripts</text:span>: <text:span text:style-name="Source_20_Text">5.0.1</text:span></text:p>
        </text:list-item>
        <text:list-item>
          <text:p text:style-name="P13"><text:span text:style-name="Source_20_Text">web-vitals</text:span>: <text:span text:style-name="Source_20_Text">^2.1.4</text:span></text:p>
        </text:list-item>
        <text:list-item>
          <text:p text:style-name="P12"><text:span text:style-name="Source_20_Text">jest-junit</text:span>: <text:span text:style-name="Source_20_Text">^13.0.0</text:span> (for logging Jest test results)</text:p>
        </text:list-item>
      </text:list>
      <text:p text:style-name="Text_20_body"/>
      <text:p text:style-name="P2"><text:span text:style-name="Strong_20_Emphasis"><text:span text:style-name="T1">Install Node.js and npm</text:span></text:span><text:span text:style-name="T1">:</text:span></text:p>
      <text:list xml:id="list1011457220" text:style-name="L4">
        <text:list-item>
          <text:p text:style-name="P4">curl -fsSL https://deb.nodesource.com/setup_18.x | sudo -E bash - </text:p>
        </text:list-item>
        <text:list-item>
          <text:p text:style-name="P4">sudo apt-get install -y nodejs</text:p>
        </text:list-item>
      </text:list>
      <text:p text:style-name="P3"/>
      <text:p text:style-name="P3"><text:span text:style-name="Strong_20_Emphasis"><text:span text:style-name="T1">Verify Installation</text:span></text:span><text:span text:style-name="T1">:</text:span></text:p>
      <text:list xml:id="list4221661310" text:style-name="L5">
        <text:list-item>
          <text:p text:style-name="P5">node -v </text:p>
        </text:list-item>
        <text:list-item>
          <text:p text:style-name="P5">npm -v</text:p>
        </text:list-item>
      </text:list>
      <text:p text:style-name="P3"><text:span text:style-name="T1"/></text:p>
      <text:p text:style-name="P3"><text:span text:style-name="Strong_20_Emphasis"><text:span text:style-name="T1">Set up Frontend Project</text:span></text:span><text:span text:style-name="T1">:</text:span></text:p>
      <text:list xml:id="list690706647" text:style-name="L6">
        <text:list-item>
          <text:p text:style-name="P6">git clone &lt;frontend-repository-url&gt; pet-frontend </text:p>
        </text:list-item>
        <text:list-item>
          <text:p text:style-name="P6">cd pet-frontend </text:p>
        </text:list-item>
        <text:list-item>
          <text:p text:style-name="P6">npm install</text:p>
        </text:list-item>
      </text:list>
      <text:p text:style-name="P3"><text:span text:style-name="T1"/></text:p>
      <text:p text:style-name="P3"><text:soft-page-break/><text:span text:style-name="Strong_20_Emphasis"><text:span text:style-name="T1">Run Frontend</text:span></text:span><text:span text:style-name="T1">:</text:span></text:p>
      <text:list xml:id="list2047489205" text:style-name="L7">
        <text:list-item>
          <text:p text:style-name="P7">npm sta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9:32:13.904511792</meta:creation-date>
    <dc:date>2024-07-10T19:36:58.771647690</dc:date>
    <meta:editing-duration>PT4M45S</meta:editing-duration>
    <meta:editing-cycles>1</meta:editing-cycles>
    <meta:document-statistic meta:table-count="0" meta:image-count="0" meta:object-count="0" meta:page-count="2" meta:paragraph-count="32" meta:word-count="174" meta:character-count="1139" meta:non-whitespace-character-count="1017"/>
    <meta:generator>LibreOffice/7.3.7.2$Linux_X86_64 LibreOffice_project/30$Build-2</meta:generator>
  </office:meta>
</office:document-meta>
</file>